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34743195.jpg" manifest:media-type="image/jpeg"/>
  <manifest:file-entry manifest:full-path="Pictures/100000000000020000000200FF54F85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</office:font-face-decls>
  <office:automatic-styles>
    <style:style style:name="P1" style:family="paragraph" style:parent-style-name="Standard">
      <loext:graphic-properties draw:fill="bitmap" draw:fill-image-name="wasta-offline" draw:fill-image-width="0in" draw:fill-image-height="0in" style:repeat="stretch" draw:fill-image-ref-point-x="0%" draw:fill-image-ref-point-y="0%" draw:fill-image-ref-point="center" draw:tile-repeat-offset="0% vertical"/>
      <style:paragraph-properties>
        <style:background-image xlink:href="Pictures/10000000000004000000040034743195.jpg" xlink:type="simple" xlink:actuate="onLoad" style:repeat="stretch"/>
      </style:paragraph-properties>
      <style:text-properties fo:color="#000000" loext:opacity="100%" fo:font-size="24pt" officeooo:rsid="00107471" officeooo:paragraph-rsid="00107471" style:font-size-asian="21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agraph area</text:span> <text:span text:style-name="T2">fil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</office:font-face-decls>
  <office:styles>
    <draw:fill-image draw:name="Painted_20_White" draw:display-name="Painted White" xlink:href="Pictures/100000000000020000000200FF54F853.jpg" xlink:type="simple" xlink:show="embed" xlink:actuate="onLoad"/>
    <draw:fill-image draw:name="wasta-offline" xlink:href="Pictures/10000000000004000000040034743195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n" fo:country="CA" style:letter-kerning="true" style:font-name-asian="DejaVu Sans1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rlito" fo:font-size="12pt" fo:language="en" fo:country="CA" style:letter-kerning="true" style:font-name-asian="DejaVu Sans1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" style:font-family-complex="'Noto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ainted_20_White" style:footnote-max-height="0in" loext:margin-gutter="0in">
        <style:background-image xlink:href="Pictures/100000000000020000000200FF54F853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ainted_20_Whit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4:01:24.448167720</meta:creation-date>
    <meta:editing-duration>P0D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